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Reminders</text:p>
            <text:list text:style-name="L2">
              <text:list-item>
                <text:p>What are reminder notices</text:p>
              </text:list-item>
              <text:list-item>
                <text:p>Listing expired MCID's</text:p>
              </text:list-item>
              <text:list-item>
                <text:p>Generation of notices (email and mail)</text:p>
              </text:list-item>
              <text:list-item>
                <text:p>Printing labels and le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p>Reminders used for automatic generation of mail or email to supporters</text:p>
            <text:list text:style-name="L2">
              <text:list-item>
                <text:list>
                  <text:list-item>
                    <text:p>Members and Volunteers – eligible for notice 11 months after date of last funding record marked as 'Dues'</text:p>
                  </text:list-item>
                  <text:list-item>
                    <text:p>Donors – eligible for notice(s) 11 months after date of last funding record marked as either 'Dues' or 'Donation'.</text:p>
                  </text:list-item>
                  <text:list-item>
                    <text:p>Mail and email message templates are maintained by the administrator</text:p>
                  </text:list-item>
                  <text:list-item>
                    <text:p>MCID will be listed again unless</text:p>
                    <text:list>
                      <text:list-item>
                        <text:p>A payment marked as 'Dues' (or 'Donation' for a Donor) is entered,</text:p>
                      </text:list-item>
                      <text:list-item>
                        <text:p>The MCID record is re-classified as a 'Contact', or</text:p>
                      </text:list-item>
                      <text:list-item>
                        <text:p>The MCID record is marked as 'Inactive'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5.093cm" presentation:class="outline" presentation:user-transformed="true">
          <draw:text-box>
            <text:p>Display Expired Listing</text:p>
            <text:list text:style-name="L2">
              <text:list-item>
                <text:list>
                  <text:list-item>
                    <text:p>Lists all MCID's eligible for receiving a reminder</text:p>
                  </text:list-item>
                  <text:list-item>
                    <text:p>Active check box options for each MCID allows selection of reminder type.</text:p>
                  </text:list-item>
                  <text:list-item>
                    <text:p>Optionally, MCID's may be set to 'Inactive'</text:p>
                  </text:list-item>
                  <text:list-item>
                    <text:p>Columns provided to show number, type and date of prior remind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Print Labels and Letters</text:p>
            <text:list text:style-name="L2">
              <text:list-item>
                <text:list>
                  <text:list-item>
                    <text:p>Templates are provided for both mail and email (maintained by administrator)</text:p>
                  </text:list-item>
                  <text:list-item>
                    <text:p>Template provided for labels only</text:p>
                  </text:list-item>
                  <text:list-item>
                    <text:p>Email notices are sent immediately</text:p>
                  </text:list-item>
                  <text:list-item>
                    <text:p>Mail notices are queued for printing</text:p>
                  </text:list-item>
                  <text:list-item>
                    <text:p>Chrome browser best suited for printing.</text:p>
                  </text:list-item>
                  <text:list-item>
                    <text:p>Print queue should be emptied when printing has been comple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Reminders</text:p>
            <text:list text:style-name="L2">
              <text:list-item>
                <text:p>What are reminder notices</text:p>
              </text:list-item>
              <text:list-item>
                <text:p>Listing expired MCID's</text:p>
              </text:list-item>
              <text:list-item>
                <text:p>Generation of notices (email and mail)</text:p>
              </text:list-item>
              <text:list-item>
                <text:p>Printing labels and le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Klinzman</meta:initial-creator>
    <meta:creation-date>2014-06-05T11:28:01.161019087</meta:creation-date>
    <dc:date>2014-06-07T18:49:01.490884869</dc:date>
    <dc:creator>Dave Klinzman</dc:creator>
    <meta:editing-duration>PT4H19M59S</meta:editing-duration>
    <meta:editing-cycles>9</meta:editing-cycles>
    <meta:generator>LibreOffice/4.2.3.3$Linux_X86_64 LibreOffice_project/420m0$Build-3</meta:generator>
    <meta:document-statistic meta:object-count="41"/>
  </office:meta>
</office:document-meta>
</file>